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2.01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256.08pt" svg:height="112.56pt" svg:x="671.1pt" svg:y="104.54pt" draw:caption-point-x="200.95pt" draw:caption-point-y="-104.26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3]" office:value-type="float" office:value="2.01" calcext:value-type="float">
            <text:p>2.01</text:p>
          </table:table-cell>
          <table:table-cell table:style-name="ce4" table:formula="of:=[.E13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2" calcext:value-type="float">
            <text:p>2.4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115]" office:value-type="float" office:value="11.37" calcext:value-type="float">
            <text:p>11.3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31]" office:value-type="float" office:value="4.08" calcext:value-type="float">
            <text:p>4.08</text:p>
          </table:table-cell>
          <table:table-cell table:style-name="ce4" table:formula="of:=[.E131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2]" office:value-type="float" office:value="4.17" calcext:value-type="float">
            <text:p>4.17</text:p>
          </table:table-cell>
          <table:table-cell table:style-name="ce4" table:formula="of:=[.E142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49]" office:value-type="float" office:value="4.23" calcext:value-type="float">
            <text:p>4.23</text:p>
          </table:table-cell>
          <table:table-cell table:style-name="ce4" table:formula="of:=[.E149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54]" office:value-type="float" office:value="5.03" calcext:value-type="float">
            <text:p>5.03</text:p>
          </table:table-cell>
          <table:table-cell table:style-name="ce4" table:formula="of:=[.E154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1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2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4]" office:value-type="float" office:value="9.34" calcext:value-type="float">
            <text:p>9.34</text:p>
          </table:table-cell>
          <table:table-cell table:style-name="ce4" table:formula="of:=[.E204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2]" office:value-type="float" office:value="10.07" calcext:value-type="float">
            <text:p>10.07</text:p>
          </table:table-cell>
          <table:table-cell table:style-name="ce4" table:formula="of:=[.E212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8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9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0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1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1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3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4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3.11" calcext:value-type="float">
            <text:p>13.11</text:p>
          </table:table-cell>
          <table:table-cell table:style-name="ce4" table:formula="of:=[.E257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5" table:formula="of:=[.D264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266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9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1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3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4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5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7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82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4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9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011" calcext:value-type="float">
            <text:p>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294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98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99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04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06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7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3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30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4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48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49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5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5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56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58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66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69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377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81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92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43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/>
      <table:database-ranges>
        <table:database-range table:name="SortierRange" table:target-range-address="Sheet1.C2:Sheet1.AM430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  <table:database-range table:name="__Anonymous_Sheet_DB__0" table:target-range-address="Sheet1.C2:Sheet1.AL430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07:49:14.873509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06-16T08:47:10.510386919</dc:date>
    <meta:editing-duration>P1DT11H23M10S</meta:editing-duration>
    <meta:editing-cycles>288</meta:editing-cycles>
    <meta:generator>LibreOffice/6.1.5.2$Linux_X86_64 LibreOffice_project/10$Build-2</meta:generator>
    <meta:document-statistic meta:table-count="1" meta:cell-count="2951" meta:object-count="0"/>
  </office:meta>
</office:document-meta>
</file>